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a6" draw:textarea-horizontal-align="justify" draw:textarea-vertical-align="middle" draw:auto-grow-height="false" fo:min-height="2.925cm" fo:min-width="3.946cm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2.279cm"/>
      <style:paragraph-properties style:writing-mode="lr-tb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2.925cm" fo:min-width="3.945cm"/>
    </style:style>
    <style:style style:name="gr5" style:family="graphic" style:parent-style-name="standard">
      <style:graphic-properties draw:textarea-horizontal-align="justify" draw:textarea-vertical-align="middle" draw:auto-grow-height="false" fo:min-height="1.418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2.6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7.12cm"/>
      <style:paragraph-properties style:writing-mode="lr-tb"/>
    </style:style>
    <style:style style:name="gr9" style:family="graphic" style:parent-style-name="standard">
      <style:graphic-properties draw:fill="solid" draw:fill-color="#ffffa6" draw:textarea-horizontal-align="justify" draw:textarea-vertical-align="middle" draw:auto-grow-height="false" fo:min-height="0.068cm" fo:min-width="12.21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2.845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40pt" style:font-size-asian="40pt" style:font-size-complex="40pt"/>
    </style:style>
    <style:style style:name="P4" style:family="paragraph">
      <style:paragraph-properties style:writing-mode="lr-tb"/>
      <style:text-properties fo:font-size="36pt" style:font-size-asian="36pt" style:font-size-complex="36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solid" draw:fill-color="#ffffa6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a6"/>
      <style:paragraph-properties fo:text-align="center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33% 58%" fo:font-size="32pt" style:font-size-asian="32pt" style:font-size-complex="32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view for Checkpoint 4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Physics</text:p>
          </draw:text-box>
        </draw:frame>
        <anim:par presentation:node-type="timing-root">
          <anim:par smil:begin="id1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equilibrium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3" text:id="id3">All Forces on the object cancel</text:p>
                <text:list>
                  <text:list-item>
                    <text:p xml:id="id4" text:id="id4">Horizontal forces cancel.</text:p>
                  </text:list-item>
                  <text:list-item>
                    <text:p xml:id="id5" text:id="id5">Vertical forces cancel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an an object in equilibrium be stationary?</text:p>
          </draw:text-box>
        </draw:frame>
        <draw:frame presentation:style-name="pr4" draw:text-style-name="P1" draw:layer="layout" svg:width="25.199cm" svg:height="9.134cm" svg:x="1.4cm" svg:y="4.445cm" presentation:class="outline" presentation:user-transformed="true">
          <draw:text-box>
            <text:list text:style-name="L2">
              <text:list-item>
                <text:p xml:id="id7" text:id="id7">Yes! <text:s/>If all forces cancel, objects at rest must stay at rest.</text:p>
              </text:list-item>
            </text:list>
          </draw:text-box>
        </draw:frame>
        <anim:par presentation:node-type="timing-root">
          <anim:par smil:begin="id6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8" draw:id="id8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Can an </text:span><text:span text:style-name="T1">object in </text:span><text:span text:style-name="T1">equilibrium </text:span><text:span text:style-name="T1">be </text:span><text:span text:style-name="T1">moving?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9" text:id="id9">Yes! <text:s/>If all forces cancel, objects in motion will stay in motion.</text:p>
              </text:list-item>
            </text:list>
          </draw:text-box>
        </draw:frame>
        <anim:par presentation:node-type="timing-root">
          <anim:par smil:begin="id8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10" draw:id="id10">
        <office:forms form:automatic-focus="false" form:apply-design-mode="false"/>
        <draw:frame presentation:style-name="pr6" draw:text-style-name="P4" draw:layer="layout" svg:width="25.199cm" svg:height="2.845cm" svg:x="1.4cm" svg:y="0.52cm" presentation:class="title" presentation:user-transformed="true">
          <draw:text-box>
            <text:p><text:span text:style-name="T2">Can an </text:span><text:span text:style-name="T2">object in </text:span><text:span text:style-name="T2">equilibrium </text:span><text:span text:style-name="T2">be </text:span><text:span text:style-name="T2">accelerating</text:span><text:span text:style-name="T2">?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11" text:id="id11">NO!</text:p>
              </text:list-item>
              <text:list-item>
                <text:p xml:id="id12" text:id="id12"><text:span text:style-name="T3">Σ</text:span>F=ma </text:p>
              </text:list-item>
              <text:list-item>
                <text:p xml:id="id13" text:id="id13" text:style-name="P5"><text:span text:style-name="T4">If </text:span><text:span text:style-name="T3">Σ</text:span>F=0 N, then a=0 m/s<text:span text:style-name="T5">2</text:span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14" draw:id="id14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2">Can an </text:span><text:span text:style-name="T2">object in </text:span><text:span text:style-name="T2">free-fall be </text:span><text:span text:style-name="T2">in </text:span><text:span text:style-name="T2">equilibrium?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15" text:id="id15">NO!</text:p>
              </text:list-item>
              <text:list-item>
                <text:p xml:id="id16" text:id="id16">Gravity is the only force, so it’s unbalanced.</text:p>
              </text:list-item>
              <text:list-item>
                <text:p xml:id="id17" text:id="id17" text:style-name="P5"><text:span text:style-name="T4">In free-fall, an object is accelerating.</text:span></text:p>
              </text:list-item>
            </text:list>
          </draw:text-box>
        </draw:frame>
        <anim:par presentation:node-type="timing-root">
          <anim:par smil:begin="id14.begin">
            <anim:transitionFilter smil:dur="0.5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18" draw:id="id18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2">Which </text:span><text:span text:style-name="T2">object(s) </text:span><text:span text:style-name="T2">is/are in </text:span><text:span text:style-name="T2">equilibrium?</text:span></text:p>
          </draw:text-box>
        </draw:frame>
        <draw:custom-shape draw:style-name="gr2" draw:text-style-name="P6" draw:layer="layout" svg:width="4.446cm" svg:height="3.175cm" svg:x="3.81cm" svg:y="4.4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3.175cm" svg:height="0.635cm" svg:x="8.256cm" svg:y="5.715cm">
          <text:p text:style-name="P7">5 N</text:p>
          <text:p text:style-name="P7"/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3.175cm" svg:height="0.635cm" svg:x="0.632cm" svg:y="5.715cm">
          <text:p text:style-name="P7">5 N</text:p>
          <text:p text:style-name="P7"/>
          <text:p text:style-name="P7"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4.445cm" svg:height="3.175cm" svg:x="17.78cm" svg:y="4.4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4.445cm" svg:height="3.175cm" svg:x="3.81cm" svg:y="10.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3.175cm" svg:height="0.635cm" svg:x="8.255cm" svg:y="11.43cm">
          <text:p text:style-name="P7">5 N</text:p>
          <text:p text:style-name="P7"/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3.175cm" svg:height="0.635cm" svg:x="0.632cm" svg:y="11.43cm">
          <text:p text:style-name="P7">5 N</text:p>
          <text:p text:style-name="P7"/>
          <text:p text:style-name="P7"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6" draw:layer="layout" svg:width="4.446cm" svg:height="3.175cm" svg:x="17.78cm" svg:y="10.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0.635cm" svg:height="1.905cm" svg:x="19.685cm" svg:y="2.54cm">
          <text:p text:style-name="P7">1 N <text:s text:c="9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905cm" svg:x="19.685cm" svg:y="8.255cm">
          <text:p text:style-name="P7">1 N <text:s text:c="9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905cm" svg:x="5.715cm" svg:y="8.255cm">
          <text:p text:style-name="P7">1 N <text:s text:c="9"/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635cm" svg:height="1.905cm" svg:x="19.685cm" svg:y="13.332cm">
          <text:p text:style-name="P7">1 N <text:s text:c="9"/></text:p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" draw:layer="layout" svg:width="3.175cm" svg:height="0.635cm" svg:x="22.225cm" svg:y="11.43cm">
          <text:p text:style-name="P7">5 N</text:p>
          <text:p text:style-name="P7"/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3.175cm" svg:height="0.635cm" svg:x="14.602cm" svg:y="11.43cm">
          <text:p text:style-name="P7">5 N</text:p>
          <text:p text:style-name="P7"/>
          <text:p text:style-name="P7"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8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19" draw:id="id19">
        <office:forms form:automatic-focus="false" form:apply-design-mode="false"/>
        <draw:frame presentation:style-name="pr7" draw:text-style-name="P3" draw:layer="layout" svg:width="25.199cm" svg:height="3.151cm" svg:x="1.4cm" svg:y="0.367cm" presentation:class="title" presentation:user-transformed="true">
          <draw:text-box>
            <text:p><text:span text:style-name="T1">An object </text:span><text:span text:style-name="T1">in </text:span><text:span text:style-name="T1">equilibrium </text:span><text:span text:style-name="T1">- (Choose </text:span><text:span text:style-name="T1">all that are </text:span><text:span text:style-name="T1">correct) </text:span></text:p>
          </draw:text-box>
        </draw:frame>
        <draw:frame presentation:style-name="pr4" draw:text-style-name="P1" draw:layer="layout" svg:width="25.199cm" svg:height="8.374cm" svg:x="1.4cm" svg:y="4.445cm" presentation:class="outline" presentation:user-transformed="true">
          <draw:text-box>
            <text:list text:style-name="L2">
              <text:list-item>
                <text:p>Must have zero acceleration</text:p>
              </text:list-item>
              <text:list-item>
                <text:p>Must have zero velocity.</text:p>
              </text:list-item>
              <text:list-item>
                <text:p>Must have zero net force.</text:p>
              </text:list-item>
              <text:list-item>
                <text:p>Must have zero energy.</text:p>
              </text:list-item>
              <text:list-item>
                <text:p>Must have zero displacement.</text:p>
              </text:list-item>
              <text:list-item>
                <text:p>Must have zero speed.</text:p>
              </text:list-item>
            </text:list>
          </draw:text-box>
        </draw:frame>
        <anim:par presentation:node-type="timing-root">
          <anim:par smil:begin="id19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20" draw:id="id20">
        <office:forms form:automatic-focus="false" form:apply-design-mode="false"/>
        <draw:frame presentation:style-name="pr4" draw:text-style-name="P1" draw:layer="layout" svg:width="25.199cm" svg:height="12.184cm" svg:x="1.4cm" svg:y="0.635cm" presentation:class="outline" presentation:user-transformed="true">
          <draw:text-box>
            <text:list text:style-name="L2">
              <text:list-item>
                <text:p>On mars, a 100 kg mass has a weight of 370 N. <text:s/>What is the acceleration due to gravity on Mars?</text:p>
              </text:list-item>
            </text:list>
          </draw:text-box>
        </draw:frame>
        <anim:par presentation:node-type="timing-root">
          <anim:par smil:begin="id20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21" draw:id="id21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6">Mark each </text:span><text:span text:style-name="T6">variable as </text:span><text:span text:style-name="T6">directly </text:span><text:span text:style-name="T6">proportional </text:span><text:span text:style-name="T6">and inversely </text:span><text:span text:style-name="T6">proportional.</text:span></text:p>
          </draw:text-box>
        </draw:frame>
        <draw:frame draw:style-name="gr6" draw:text-style-name="P9" draw:layer="layout" svg:width="3.49cm" svg:height="3.491cm" svg:x="10.48cm" svg:y="5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21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22" draw:id="id22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6">Mark each </text:span><text:span text:style-name="T6">variable as </text:span><text:span text:style-name="T6">directly </text:span><text:span text:style-name="T6">proportional </text:span><text:span text:style-name="T6">and inversely </text:span><text:span text:style-name="T6">proportional.</text:span></text:p>
          </draw:text-box>
        </draw:frame>
        <draw:frame draw:style-name="gr6" draw:text-style-name="P9" draw:layer="layout" svg:width="8.142cm" svg:height="3.73cm" svg:x="8.255cm" svg:y="5.7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par smil:begin="id22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23" draw:id="id23">
        <draw:frame presentation:style-name="pr4" draw:text-style-name="P1" draw:layer="layout" svg:width="25.199cm" svg:height="10.279cm" svg:x="1.4cm" svg:y="2.54cm" presentation:class="outline" presentation:user-transformed="true">
          <draw:text-box>
            <text:list text:style-name="L2">
              <text:list-item>
                <text:p>Calculate the gravitational force between the two objects below:</text:p>
              </text:list-item>
            </text:list>
          </draw:text-box>
        </draw:frame>
        <draw:custom-shape draw:style-name="gr7" draw:text-style-name="P7" draw:layer="layout" svg:width="3.175cm" svg:height="3.175cm" svg:x="3.81cm" svg:y="7.62cm">
          <text:p text:style-name="P7"/>
          <text:p text:style-name="P7"/>
          <text:p text:style-name="P7">7 kg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.62cm" svg:height="2.54cm" svg:x="17.145cm" svg:y="8.255cm">
          <text:p text:style-name="P7"/>
          <text:p text:style-name="P7">15 kg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.875cm" svg:height="0.635cm" svg:x="5.08cm" svg:y="8.89cm">
          <text:p text:style-name="P7">2.5 m</text:p>
          <text:p text:style-name="P7"/>
          <text:p text:style-name="P7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3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07:33:11.873662963</meta:creation-date>
    <dc:date>2023-12-12T08:00:19.193168400</dc:date>
    <meta:editing-duration>PT27M4S</meta:editing-duration>
    <meta:editing-cycles>9</meta:editing-cycles>
    <meta:generator>LibreOffice/7.0.6.2$Linux_X86_64 LibreOffice_project/00$Build-2</meta:generator>
    <meta:document-statistic meta:object-count="83"/>
  </office:meta>
</office:document-meta>
</file>

<file path=Object 1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frac>
        <mover accent="true">
          <mi>F</mi>
          <mo stretchy="false">⃗</mo>
        </mover>
        <mi>m</mi>
      </mfrac>
    </mrow>
    <annotation encoding="StarMath 5.0">vec{a} = vec{F} over m</annotation>
  </semantics>
</math>
</file>

<file path=Object 2/content.xml><?xml version="1.0" encoding="utf-8"?>
<math xmlns="http://www.w3.org/1998/Math/MathML" display="block">
  <semantics>
    <mrow>
      <msub>
        <mi>F</mi>
        <mi>g</mi>
      </msub>
      <mo stretchy="false">=</mo>
      <mfrac>
        <mrow>
          <mi>G</mi>
          <msub>
            <mi>M</mi>
            <mn>1</mn>
          </msub>
          <msub>
            <mi>M</mi>
            <mn>2</mn>
          </msub>
        </mrow>
        <msup>
          <mi>r</mi>
          <mn>2</mn>
        </msup>
      </mfrac>
    </mrow>
    <annotation encoding="StarMath 5.0">F_g = { G M_1 M_2} over { r^2} </annotation>
  </semantics>
</math>
</file>